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auto-grow-height="false" fo:min-height="0.749cm" fo:min-width="0.499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588cm" svg:height="2.159cm" svg:x="3.921cm" svg:y="3.921cm">
          <text:p text:style-name="P1">Student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429cm" svg:height="1.524cm" svg:x="1cm" svg:y="1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302cm" svg:height="1.778cm" svg:x="5.064cm" svg:y="1cm">
          <text:p text:style-name="P2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556cm" svg:height="1.778cm" svg:x="8.747cm" svg:y="1cm">
          <text:p text:style-name="P1">Birth 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715cm" svg:y1="2.524cm" svg:x2="6.715cm" svg:y2="3.921cm" draw:start-shape="id1" draw:start-glue-point="8" draw:end-shape="id2" draw:end-glue-point="0" svg:d="M2715 2524l4000 1397" svg:viewBox="0 0 4001 1398">
          <text:p/>
        </draw:connector>
        <draw:connector draw:style-name="gr2" draw:text-style-name="P1" draw:layer="layout" draw:type="line" svg:x1="6.715cm" svg:y1="2.778cm" svg:x2="6.715cm" svg:y2="3.921cm" draw:start-shape="id3" draw:start-glue-point="8" draw:end-shape="id2" draw:end-glue-point="0" svg:d="M6715 2778v1143" svg:viewBox="0 0 1 1144">
          <text:p/>
        </draw:connector>
        <draw:connector draw:style-name="gr2" draw:text-style-name="P1" draw:layer="layout" draw:type="line" svg:x1="10.525cm" svg:y1="2.778cm" svg:x2="6.715cm" svg:y2="3.921cm" draw:start-shape="id4" draw:start-glue-point="8" draw:end-shape="id2" draw:end-glue-point="0" svg:d="M10525 2778l-3810 1143" svg:viewBox="0 0 3811 1144">
          <text:p/>
        </draw:connector>
        <draw:custom-shape draw:style-name="gr1" draw:text-style-name="P1" xml:id="id6" draw:id="id6" draw:layer="layout" svg:width="4.572cm" svg:height="2.032cm" svg:x="13.192cm" svg:y="4.048cm">
          <text:p text:style-name="P1">Course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429cm" svg:height="2.032cm" svg:x="12.811cm" svg:y="1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921cm" svg:height="1.905cm" svg:x="16.621cm" svg:y="1.127cm">
          <text:p text:style-name="P2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525cm" svg:y1="3.032cm" svg:x2="15.478cm" svg:y2="4.048cm" draw:start-shape="id5" draw:end-shape="id6" svg:d="M14525 3032l953 1016" svg:viewBox="0 0 954 1017">
          <text:p/>
        </draw:connector>
        <draw:connector draw:style-name="gr2" draw:text-style-name="P1" draw:layer="layout" draw:type="line" svg:x1="18.082cm" svg:y1="3.032cm" svg:x2="15.478cm" svg:y2="4.048cm" draw:start-shape="id7" draw:start-glue-point="8" draw:end-shape="id6" draw:end-glue-point="0" svg:d="M18082 3032l-2604 1016" svg:viewBox="0 0 2605 1017">
          <text:p/>
        </draw:connector>
        <draw:custom-shape draw:style-name="gr3" draw:text-style-name="P1" xml:id="id8" draw:id="id8" draw:layer="layout" svg:width="6.223cm" svg:height="1.27cm" svg:x="7.35cm" svg:y="11.795cm">
          <text:p text:style-name="P1">Enrollment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text-style-name="P1" xml:id="id9" draw:id="id9" draw:layer="layout" svg:width="3.81cm" svg:height="1.651cm" svg:x="8.493cm" svg:y="14.335cm">
          <text:p text:style-name="P1">Gra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461cm" svg:y1="13.065cm" svg:x2="10.398cm" svg:y2="14.335cm" draw:start-shape="id8" draw:start-glue-point="2" draw:end-shape="id9" draw:end-glue-point="4" svg:d="M10461 13065l-63 1270" svg:viewBox="0 0 64 1271">
          <text:p/>
        </draw:connector>
        <draw:custom-shape draw:style-name="gr4" draw:text-style-name="P1" xml:id="id10" draw:id="id10" draw:layer="layout" svg:width="4.191cm" svg:height="3.81cm" svg:x="8.366cm" svg:y="6.9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667cm" svg:height="2.413cm" svg:x="9.128cm" svg:y="7.604cm">
          <text:p text:style-name="P1">Follow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8.366cm" svg:y1="8.874cm" svg:x2="6.715cm" svg:y2="6.08cm" draw:start-shape="id10" draw:start-glue-point="5" draw:end-shape="id2" draw:end-glue-point="2" svg:d="M8366 8874l-1651-2794" svg:viewBox="0 0 1652 2795">
          <text:p/>
        </draw:connector>
        <draw:connector draw:style-name="gr2" draw:text-style-name="P1" draw:layer="layout" draw:type="line" svg:x1="12.557cm" svg:y1="8.874cm" svg:x2="15.478cm" svg:y2="6.08cm" draw:start-shape="id10" draw:start-glue-point="7" draw:end-shape="id6" draw:end-glue-point="2" svg:d="M12557 8874l2921-2794" svg:viewBox="0 0 2922 2795">
          <text:p/>
        </draw:connector>
        <draw:connector draw:style-name="gr2" draw:text-style-name="P1" draw:layer="layout" draw:type="line" svg:x1="10.462cm" svg:y1="10.779cm" svg:x2="10.461cm" svg:y2="11.795cm" draw:start-shape="id10" draw:start-glue-point="6" draw:end-shape="id8" svg:d="M10462 10779l-1 1016" svg:viewBox="0 0 2 1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nt Berghmans</meta:initial-creator>
    <meta:creation-date>2014-05-05T15:50:44.050942196</meta:creation-date>
    <dc:date>2014-05-05T15:58:35.612269338</dc:date>
    <dc:creator>Brent Berghmans</dc:creator>
    <meta:editing-duration>P0D</meta:editing-duration>
    <meta:editing-cycles>1</meta:editing-cycles>
    <meta:document-statistic meta:object-count="20"/>
    <meta:generator>LibreOffice/4.2.3.3$Linux_X86_64 LibreOffice_project/420m0$Build-3</meta:generator>
  </office:meta>
</office:document-meta>
</file>